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598cm" svg:height="21cm" svg:x="0.102cm" svg:y="0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2cm" fo:margin-bottom="0.61cm" fo:margin-left="0.102cm" fo:margin-right="0.102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delkrime Aries</meta:initial-creator>
    <meta:creation-date>2017-05-10T09:10:00.437450582</meta:creation-date>
    <dc:date>2017-06-22T14:05:38.869243771</dc:date>
    <dc:creator>Abdelkrime Aries</dc:creator>
    <meta:editing-duration>PT16M24S</meta:editing-duration>
    <meta:editing-cycles>6</meta:editing-cycles>
    <meta:generator>LibreOffice/5.1.6.2$Linux_X86_64 LibreOffice_project/1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Nimbus Roman No9 L'" style:font-style-name="Bold" style:font-family-generic="roman" fo:font-size="14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'Nimbus Roman No9 L'" style:font-style-name="Bold" style:font-family-generic="roman" fo:font-size="14pt" fo:font-weight="bold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minimum="0.1" chart:maximum="0.3" chart:origin="0" chart:interval-major="0.02" chart:reverse-direction="false" text:line-break="false" loext:try-staggering-first="false" chart:link-data-style-to-source="false" chart:axis-position="1"/>
      <style:graphic-properties svg:stroke-color="#b3b3b3"/>
      <style:text-properties fo:font-family="'Nimbus Roman No9 L'" style:font-style-name="Bold" style:font-family-generic="roman" fo:font-size="14pt" fo:font-weight="bold" style:font-size-asian="10pt" style:font-size-complex="10pt"/>
    </style:style>
    <style:style style:name="ch7" style:family="chart" style:data-style-name="N2">
      <style:chart-properties chart:symbol-type="named-symbol" chart:symbol-name="arrow-up" chart:symbol-width="0.3cm" chart:symbol-height="0.3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arrow-left" chart:symbol-width="0.3cm" chart:symbol-height="0.3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x" chart:symbol-width="0.3cm" chart:symbol-height="0.3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vertical-bar" chart:symbol-width="0.3cm" chart:symbol-height="0.3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horizontal-bar" chart:symbol-width="0.3cm" chart:symbol-height="0.3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3cm" chart:symbol-height="0.3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599cm" svg:height="21.001cm" xlink:href="." xlink:type="simple" chart:class="chart:line" chart:style-name="ch1">
        <chart:legend chart:legend-position="end" svg:x="25.643cm" svg:y="8.083cm" style:legend-expansion="high" chart:style-name="ch2"/>
        <chart:plot-area chart:style-name="ch3" chart:data-source-has-labels="both" svg:x="0.591cm" svg:y="0.42cm" svg:width="24.461cm" svg:height="20.161cm">
          <chartooo:coordinate-region svg:x="1.768cm" svg:y="0.765cm" svg:width="23.097cm" svg:height="18.878cm"/>
          <chart:axis chart:dimension="x" chart:name="primary-x" chart:style-name="ch4" chartooo:axis-type="auto">
            <chartooo:date-scale/>
            <chart:categories table:cell-range-address="local-table.$B$1:.$T$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T$2" chart:label-cell-address="local-table.$A$2" chart:class="chart:line">
            <chart:data-point chart:repeated="19"/>
          </chart:series>
          <chart:series chart:style-name="ch8" chart:values-cell-range-address="local-table.$B$3:.$T$3" chart:label-cell-address="local-table.$A$3" chart:class="chart:line">
            <chart:data-point chart:repeated="19"/>
          </chart:series>
          <chart:series chart:style-name="ch9" chart:values-cell-range-address="local-table.$B$4:.$T$4" chart:label-cell-address="local-table.$A$4" chart:class="chart:line">
            <chart:data-point chart:repeated="19"/>
          </chart:series>
          <chart:series chart:style-name="ch10" chart:values-cell-range-address="local-table.$B$5:.$T$5" chart:label-cell-address="local-table.$A$5" chart:class="chart:line">
            <chart:data-point chart:repeated="19"/>
          </chart:series>
          <chart:series chart:style-name="ch11" chart:values-cell-range-address="local-table.$B$6:.$T$6" chart:label-cell-address="local-table.$A$6" chart:class="chart:line">
            <chart:data-point chart:repeated="19"/>
          </chart:series>
          <chart:series chart:style-name="ch12" chart:values-cell-range-address="local-table.$B$7:.$T$7" chart:label-cell-address="local-table.$A$7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</text:p>
              </table:table-cell>
              <table:table-cell office:value-type="string">
                <text:p>cs</text:p>
              </table:table-cell>
              <table:table-cell office:value-type="string">
                <text:p>de</text:p>
              </table:table-cell>
              <table:table-cell office:value-type="string">
                <text:p>eu</text:p>
              </table:table-cell>
              <table:table-cell office:value-type="string">
                <text:p>fi</text:p>
              </table:table-cell>
              <table:table-cell office:value-type="string">
                <text:p>he</text:p>
              </table:table-cell>
              <table:table-cell office:value-type="string">
                <text:p>hr</text:p>
              </table:table-cell>
              <table:table-cell office:value-type="string">
                <text:p>hu</text:p>
              </table:table-cell>
              <table:table-cell office:value-type="string">
                <text:p>it</text:p>
              </table:table-cell>
              <table:table-cell office:value-type="string">
                <text:p>ka</text:p>
              </table:table-cell>
              <table:table-cell office:value-type="string">
                <text:p>ko</text:p>
              </table:table-cell>
              <table:table-cell office:value-type="string">
                <text:p>ms</text:p>
              </table:table-cell>
              <table:table-cell office:value-type="string">
                <text:p>pl</text:p>
              </table:table-cell>
              <table:table-cell office:value-type="string">
                <text:p>ru</text:p>
              </table:table-cell>
              <table:table-cell office:value-type="string">
                <text:p>sh</text:p>
              </table:table-cell>
              <table:table-cell office:value-type="string">
                <text:p>sk</text:p>
              </table:table-cell>
              <table:table-cell office:value-type="string">
                <text:p>sl</text:p>
              </table:table-cell>
              <table:table-cell office:value-type="string">
                <text:p>sr</text:p>
              </table:table-cell>
              <table:table-cell office:value-type="string">
                <text:p>tr</text:p>
              </table:table-cell>
            </table:table-row>
          </table:table-header-rows>
          <table:table-rows>
            <table:table-row>
              <table:table-cell office:value-type="string">
                <text:p>SSF-GC1 (e4)</text:p>
              </table:table-cell>
              <table:table-cell office:value-type="float" office:value="0.24984">
                <text:p>0.24984</text:p>
              </table:table-cell>
              <table:table-cell office:value-type="float" office:value="0.28931">
                <text:p>0.28931</text:p>
              </table:table-cell>
              <table:table-cell office:value-type="float" office:value="0.27856">
                <text:p>0.27856</text:p>
              </table:table-cell>
              <table:table-cell office:value-type="float" office:value="0.18586">
                <text:p>0.18586</text:p>
              </table:table-cell>
              <table:table-cell office:value-type="float" office:value="0.19378">
                <text:p>0.19378</text:p>
              </table:table-cell>
              <table:table-cell office:value-type="float" office:value="0.17999">
                <text:p>0.17999</text:p>
              </table:table-cell>
              <table:table-cell office:value-type="float" office:value="0.25838">
                <text:p>0.25838</text:p>
              </table:table-cell>
              <table:table-cell office:value-type="float" office:value="0.26472">
                <text:p>0.26472</text:p>
              </table:table-cell>
              <table:table-cell office:value-type="float" office:value="0.26453">
                <text:p>0.26453</text:p>
              </table:table-cell>
              <table:table-cell office:value-type="float" office:value="0.15552">
                <text:p>0.15552</text:p>
              </table:table-cell>
              <table:table-cell office:value-type="float" office:value="0.12568">
                <text:p>0.12568</text:p>
              </table:table-cell>
              <table:table-cell office:value-type="float" office:value="0.26807">
                <text:p>0.26807</text:p>
              </table:table-cell>
              <table:table-cell office:value-type="float" office:value="0.25792">
                <text:p>0.25792</text:p>
              </table:table-cell>
              <table:table-cell office:value-type="float" office:value="0.22263">
                <text:p>0.22263</text:p>
              </table:table-cell>
              <table:table-cell office:value-type="float" office:value="0.23162">
                <text:p>0.23162</text:p>
              </table:table-cell>
              <table:table-cell office:value-type="float" office:value="0.22272">
                <text:p>0.22272</text:p>
              </table:table-cell>
              <table:table-cell office:value-type="float" office:value="0.27917">
                <text:p>0.27917</text:p>
              </table:table-cell>
              <table:table-cell office:value-type="float" office:value="0.29653">
                <text:p>0.29653</text:p>
              </table:table-cell>
              <table:table-cell office:value-type="float" office:value="0.26244">
                <text:p>0.26244</text:p>
              </table:table-cell>
            </table:table-row>
            <table:table-row>
              <table:table-cell office:value-type="string">
                <text:p>SSF-GC2 (e0)</text:p>
              </table:table-cell>
              <table:table-cell office:value-type="float" office:value="0.23567">
                <text:p>0.23567</text:p>
              </table:table-cell>
              <table:table-cell office:value-type="float" office:value="0.26921">
                <text:p>0.26921</text:p>
              </table:table-cell>
              <table:table-cell office:value-type="float" office:value="0.25156">
                <text:p>0.25156</text:p>
              </table:table-cell>
              <table:table-cell office:value-type="float" office:value="0.18375">
                <text:p>0.18375</text:p>
              </table:table-cell>
              <table:table-cell office:value-type="float" office:value="0.19762">
                <text:p>0.19762</text:p>
              </table:table-cell>
              <table:table-cell office:value-type="float" office:value="0.17548">
                <text:p>0.17548</text:p>
              </table:table-cell>
              <table:table-cell office:value-type="float" office:value="0.23851">
                <text:p>0.23851</text:p>
              </table:table-cell>
              <table:table-cell office:value-type="float" office:value="0.24697">
                <text:p>0.24697</text:p>
              </table:table-cell>
              <table:table-cell office:value-type="float" office:value="0.25389">
                <text:p>0.25389</text:p>
              </table:table-cell>
              <table:table-cell office:value-type="float" office:value="0.14899">
                <text:p>0.14899</text:p>
              </table:table-cell>
              <table:table-cell office:value-type="float" office:value="0.13126">
                <text:p>0.13126</text:p>
              </table:table-cell>
              <table:table-cell office:value-type="float" office:value="0.25838">
                <text:p>0.25838</text:p>
              </table:table-cell>
              <table:table-cell office:value-type="float" office:value="0.22159">
                <text:p>0.22159</text:p>
              </table:table-cell>
              <table:table-cell office:value-type="float" office:value="0.22356">
                <text:p>0.22356</text:p>
              </table:table-cell>
              <table:table-cell office:value-type="float" office:value="0.22373">
                <text:p>0.22373</text:p>
              </table:table-cell>
              <table:table-cell office:value-type="float" office:value="0.21893">
                <text:p>0.21893</text:p>
              </table:table-cell>
              <table:table-cell office:value-type="float" office:value="0.26883">
                <text:p>0.26883</text:p>
              </table:table-cell>
              <table:table-cell office:value-type="float" office:value="0.28164">
                <text:p>0.28164</text:p>
              </table:table-cell>
              <table:table-cell office:value-type="float" office:value="0.24665">
                <text:p>0.24665</text:p>
              </table:table-cell>
            </table:table-row>
            <table:table-row>
              <table:table-cell office:value-type="string">
                <text:p>SSF-GC3 (e1)</text:p>
              </table:table-cell>
              <table:table-cell office:value-type="float" office:value="0.23195">
                <text:p>0.23195</text:p>
              </table:table-cell>
              <table:table-cell office:value-type="float" office:value="0.27093">
                <text:p>0.27093</text:p>
              </table:table-cell>
              <table:table-cell office:value-type="float" office:value="0.26843">
                <text:p>0.26843</text:p>
              </table:table-cell>
              <table:table-cell office:value-type="float" office:value="0.19341">
                <text:p>0.19341</text:p>
              </table:table-cell>
              <table:table-cell office:value-type="float" office:value="0.19241">
                <text:p>0.19241</text:p>
              </table:table-cell>
              <table:table-cell office:value-type="float" office:value="0.18787">
                <text:p>0.18787</text:p>
              </table:table-cell>
              <table:table-cell office:value-type="float" office:value="0.24285">
                <text:p>0.24285</text:p>
              </table:table-cell>
              <table:table-cell office:value-type="float" office:value="0.26378">
                <text:p>0.26378</text:p>
              </table:table-cell>
              <table:table-cell office:value-type="float" office:value="0.28165">
                <text:p>0.28165</text:p>
              </table:table-cell>
              <table:table-cell office:value-type="float" office:value="0.15938">
                <text:p>0.15938</text:p>
              </table:table-cell>
              <table:table-cell office:value-type="float" office:value="0.12119">
                <text:p>0.12119</text:p>
              </table:table-cell>
              <table:table-cell office:value-type="float" office:value="0.25897">
                <text:p>0.25897</text:p>
              </table:table-cell>
              <table:table-cell office:value-type="float" office:value="0.24075">
                <text:p>0.24075</text:p>
              </table:table-cell>
              <table:table-cell office:value-type="float" office:value="0.21307">
                <text:p>0.21307</text:p>
              </table:table-cell>
              <table:table-cell office:value-type="float" office:value="0.23172">
                <text:p>0.23172</text:p>
              </table:table-cell>
              <table:table-cell office:value-type="float" office:value="0.22701">
                <text:p>0.22701</text:p>
              </table:table-cell>
              <table:table-cell office:value-type="float" office:value="0.26888">
                <text:p>0.26888</text:p>
              </table:table-cell>
              <table:table-cell office:value-type="float" office:value="0.29284">
                <text:p>0.29284</text:p>
              </table:table-cell>
              <table:table-cell office:value-type="float" office:value="0.24328">
                <text:p>0.24328</text:p>
              </table:table-cell>
            </table:table-row>
            <table:table-row>
              <table:table-cell office:value-type="string">
                <text:p>SSF-GC4 (e1)</text:p>
              </table:table-cell>
              <table:table-cell office:value-type="float" office:value="0.2505">
                <text:p>0.2505</text:p>
              </table:table-cell>
              <table:table-cell office:value-type="float" office:value="0.27683">
                <text:p>0.27683</text:p>
              </table:table-cell>
              <table:table-cell office:value-type="float" office:value="0.26958">
                <text:p>0.26958</text:p>
              </table:table-cell>
              <table:table-cell office:value-type="float" office:value="0.1986">
                <text:p>0.1986</text:p>
              </table:table-cell>
              <table:table-cell office:value-type="float" office:value="0.19683">
                <text:p>0.19683</text:p>
              </table:table-cell>
              <table:table-cell office:value-type="float" office:value="0.18826">
                <text:p>0.18826</text:p>
              </table:table-cell>
              <table:table-cell office:value-type="float" office:value="0.24399">
                <text:p>0.24399</text:p>
              </table:table-cell>
              <table:table-cell office:value-type="float" office:value="0.26103">
                <text:p>0.26103</text:p>
              </table:table-cell>
              <table:table-cell office:value-type="float" office:value="0.28975">
                <text:p>0.28975</text:p>
              </table:table-cell>
              <table:table-cell office:value-type="float" office:value="0.16429">
                <text:p>0.16429</text:p>
              </table:table-cell>
              <table:table-cell office:value-type="float" office:value="0.12556">
                <text:p>0.12556</text:p>
              </table:table-cell>
              <table:table-cell office:value-type="float" office:value="0.27547">
                <text:p>0.27547</text:p>
              </table:table-cell>
              <table:table-cell office:value-type="float" office:value="0.24239">
                <text:p>0.24239</text:p>
              </table:table-cell>
              <table:table-cell office:value-type="float" office:value="0.21948">
                <text:p>0.21948</text:p>
              </table:table-cell>
              <table:table-cell office:value-type="float" office:value="0.22801">
                <text:p>0.22801</text:p>
              </table:table-cell>
              <table:table-cell office:value-type="float" office:value="0.2275">
                <text:p>0.2275</text:p>
              </table:table-cell>
              <table:table-cell office:value-type="float" office:value="0.27364">
                <text:p>0.27364</text:p>
              </table:table-cell>
              <table:table-cell office:value-type="float" office:value="0.29579">
                <text:p>0.29579</text:p>
              </table:table-cell>
              <table:table-cell office:value-type="float" office:value="0.2468">
                <text:p>0.2468</text:p>
              </table:table-cell>
            </table:table-row>
            <table:table-row>
              <table:table-cell office:value-type="string">
                <text:p>SSF-GC5 (e1)</text:p>
              </table:table-cell>
              <table:table-cell office:value-type="float" office:value="0.2444">
                <text:p>0.2444</text:p>
              </table:table-cell>
              <table:table-cell office:value-type="float" office:value="0.27563">
                <text:p>0.27563</text:p>
              </table:table-cell>
              <table:table-cell office:value-type="float" office:value="0.26914">
                <text:p>0.26914</text:p>
              </table:table-cell>
              <table:table-cell office:value-type="float" office:value="0.20159">
                <text:p>0.20159</text:p>
              </table:table-cell>
              <table:table-cell office:value-type="float" office:value="0.19101">
                <text:p>0.19101</text:p>
              </table:table-cell>
              <table:table-cell office:value-type="float" office:value="0.1879">
                <text:p>0.1879</text:p>
              </table:table-cell>
              <table:table-cell office:value-type="float" office:value="0.23951">
                <text:p>0.23951</text:p>
              </table:table-cell>
              <table:table-cell office:value-type="float" office:value="0.26169">
                <text:p>0.26169</text:p>
              </table:table-cell>
              <table:table-cell office:value-type="float" office:value="0.27684">
                <text:p>0.27684</text:p>
              </table:table-cell>
              <table:table-cell office:value-type="float" office:value="0.16625">
                <text:p>0.16625</text:p>
              </table:table-cell>
              <table:table-cell office:value-type="float" office:value="0.12491">
                <text:p>0.12491</text:p>
              </table:table-cell>
              <table:table-cell office:value-type="float" office:value="0.27333">
                <text:p>0.27333</text:p>
              </table:table-cell>
              <table:table-cell office:value-type="float" office:value="0.24131">
                <text:p>0.24131</text:p>
              </table:table-cell>
              <table:table-cell office:value-type="float" office:value="0.21585">
                <text:p>0.21585</text:p>
              </table:table-cell>
              <table:table-cell office:value-type="float" office:value="0.2274">
                <text:p>0.2274</text:p>
              </table:table-cell>
              <table:table-cell office:value-type="float" office:value="0.224">
                <text:p>0.224</text:p>
              </table:table-cell>
              <table:table-cell office:value-type="float" office:value="0.27393">
                <text:p>0.27393</text:p>
              </table:table-cell>
              <table:table-cell office:value-type="float" office:value="0.29819">
                <text:p>0.29819</text:p>
              </table:table-cell>
              <table:table-cell office:value-type="float" office:value="0.24701">
                <text:p>0.24701</text:p>
              </table:table-cell>
            </table:table-row>
            <table:table-row>
              <table:table-cell office:value-type="string">
                <text:p>TCC</text:p>
              </table:table-cell>
              <table:table-cell office:value-type="float" office:value="0.24393">
                <text:p>0.24393</text:p>
              </table:table-cell>
              <table:table-cell office:value-type="float" office:value="0.27374">
                <text:p>0.27374</text:p>
              </table:table-cell>
              <table:table-cell office:value-type="float" office:value="0.26813">
                <text:p>0.26813</text:p>
              </table:table-cell>
              <table:table-cell office:value-type="float" office:value="0.18052">
                <text:p>0.18052</text:p>
              </table:table-cell>
              <table:table-cell office:value-type="float" office:value="0.19827">
                <text:p>0.19827</text:p>
              </table:table-cell>
              <table:table-cell office:value-type="float" office:value="0.16793">
                <text:p>0.16793</text:p>
              </table:table-cell>
              <table:table-cell office:value-type="float" office:value="0.2348">
                <text:p>0.2348</text:p>
              </table:table-cell>
              <table:table-cell office:value-type="float" office:value="0.25711">
                <text:p>0.25711</text:p>
              </table:table-cell>
              <table:table-cell office:value-type="float" office:value="0.26902">
                <text:p>0.26902</text:p>
              </table:table-cell>
              <table:table-cell office:value-type="float" office:value="0.1481">
                <text:p>0.1481</text:p>
              </table:table-cell>
              <table:table-cell office:value-type="float" office:value="0.11175">
                <text:p>0.11175</text:p>
              </table:table-cell>
              <table:table-cell office:value-type="float" office:value="0.27284">
                <text:p>0.27284</text:p>
              </table:table-cell>
              <table:table-cell office:value-type="float" office:value="0.2362">
                <text:p>0.2362</text:p>
              </table:table-cell>
              <table:table-cell office:value-type="float" office:value="0.21962">
                <text:p>0.21962</text:p>
              </table:table-cell>
              <table:table-cell office:value-type="float" office:value="0.22839">
                <text:p>0.22839</text:p>
              </table:table-cell>
              <table:table-cell office:value-type="float" office:value="0.21724">
                <text:p>0.21724</text:p>
              </table:table-cell>
              <table:table-cell office:value-type="float" office:value="0.26806">
                <text:p>0.26806</text:p>
              </table:table-cell>
              <table:table-cell office:value-type="float" office:value="0.28797">
                <text:p>0.28797</text:p>
              </table:table-cell>
              <table:table-cell office:value-type="float" office:value="0.25313">
                <text:p>0.253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